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542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paragraph-rsid="001ab542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1ab542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officeooo:paragraph-rsid="001ab542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paragraph-rsid="001ab542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1pt" officeooo:paragraph-rsid="001ab542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officeooo:rsid="001cc17f" officeooo:paragraph-rsid="001cc17f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cc17f" officeooo:paragraph-rsid="001cc17f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e7f26" officeooo:paragraph-rsid="001e7f26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ff3f9" officeooo:paragraph-rsid="001ff3f9" style:font-size-asian="9.60000038146973pt" style:font-weight-asian="normal" style:font-size-complex="11pt" style:font-weight-complex="normal"/>
    </style:style>
    <style:style style:name="P11" style:family="paragraph" style:parent-style-name="Footer">
      <style:paragraph-properties fo:text-align="center" style:justify-single-word="false"/>
      <style:text-properties officeooo:rsid="001ab542" officeooo:paragraph-rsid="001ab542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7.25pt"/>
    </style:style>
    <style:style style:name="T3" style:family="text">
      <style:text-properties style:font-name="sans-serif" fo:font-style="italic" style:font-style-asian="italic" style:font-style-complex="italic"/>
    </style:style>
    <style:style style:name="T4" style:family="text">
      <style:text-properties style:font-name="sans-serif" fo:font-style="italic" officeooo:rsid="00210d56" style:font-style-asian="italic" style:font-style-complex="italic"/>
    </style:style>
    <style:style style:name="T5" style:family="text">
      <style:text-properties style:font-name="sans-serif" fo:font-style="italic" officeooo:rsid="002234f2" style:font-style-asian="italic" style:font-style-complex="italic"/>
    </style:style>
    <style:style style:name="T6" style:family="text">
      <style:text-properties style:font-name="sans-serif" fo:font-style="italic" officeooo:rsid="00237539" style:font-style-asian="italic" style:font-style-complex="italic"/>
    </style:style>
    <style:style style:name="T7" style:family="text">
      <style:text-properties style:font-name="sans-serif" fo:font-style="italic" officeooo:rsid="002484e6" style:font-style-asian="italic" style:font-style-complex="italic"/>
    </style:style>
    <style:style style:name="T8" style:family="text">
      <style:text-properties style:font-name="sans-serif" fo:font-style="normal" style:font-style-asian="normal" style:font-style-complex="normal"/>
    </style:style>
    <style:style style:name="T9" style:family="text">
      <style:text-properties style:font-name="sans-serif" fo:font-style="normal" officeooo:rsid="00210d56" style:font-style-asian="normal" style:font-style-complex="normal"/>
    </style:style>
    <style:style style:name="T10" style:family="text">
      <style:text-properties style:font-name="sans-serif" fo:font-style="normal" officeooo:rsid="002234f2" style:font-style-asian="normal" style:font-style-complex="normal"/>
    </style:style>
    <style:style style:name="T11" style:family="text">
      <style:text-properties style:font-name="sans-serif" fo:font-style="normal" officeooo:rsid="00237539" style:font-style-asian="normal" style:font-style-complex="normal"/>
    </style:style>
    <style:style style:name="T12" style:family="text">
      <style:text-properties style:font-name="sans-serif" fo:font-style="normal" officeooo:rsid="002484e6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RABALHO PRÁTICO Nº 2</text:span></text:p>
      <text:p text:style-name="P1"><text:span text:style-name="T2"/></text:p>
      <text:p text:style-name="P2"><text:span text:style-name="T1">Simulação de um sistema de home banking</text:span></text:p>
      <text:p text:style-name="P3"><text:span text:style-name="T1">Implementação de uma arquitetura cliente/servidor baseada em FIFOs</text:span></text:p>
      <text:p text:style-name="P4"><text:span text:style-name="T1"/></text:p>
      <text:p text:style-name="P6"><text:span text:style-name="T1"/></text:p>
      <text:p text:style-name="P7"><text:span text:style-name="T1">Estrutura das mensagens</text:span></text:p>
      <text:p text:style-name="P8"><text:span text:style-name="T1"/></text:p>
      <text:p text:style-name="P9"><text:span text:style-name="T1">Cliente→Servidor:</text:span></text:p>
      <text:p text:style-name="P9"><text:span text:style-name="T1"/></text:p>
      <text:p text:style-name="P9"><text:span text:style-name="T1"/></text:p>
      <text:p text:style-name="P9"><text:span text:style-name="T1">Servidor→Cliente:</text:span></text:p>
      <text:p text:style-name="P9"><text:span text:style-name="T1"/></text:p>
      <text:p text:style-name="P8"><text:span text:style-name="T1"/></text:p>
      <text:p text:style-name="P7"><text:span text:style-name="T1">Mecanismos de sincronização</text:span></text:p>
      <text:p text:style-name="P8"><text:span text:style-name="T1"/></text:p>
      <text:p text:style-name="P8"><text:span text:style-name="T1"/></text:p>
      <text:p text:style-name="P7"><text:span text:style-name="T1">Encerramento do servidor</text:span></text:p>
      <text:p text:style-name="P8"><text:span text:style-name="T1"/></text:p>
      <text:p text:style-name="P10"><text:span text:style-name="T1">Quando o servidor recebe um request do </text:span><text:span text:style-name="T3">admin</text:span><text:span text:style-name="T8"> para encerrar, altera imediatamente as permissões do seu </text:span><text:span text:style-name="T3">fifo</text:span><text:span text:style-name="T8"> para escrita apenas, de forma a que não receba mais pedidos dos utilizadores. Faz, também, </text:span><text:span text:style-name="T3">set</text:span><text:span text:style-name="T8"> a uma variável que indica se o encerramento está iminente e atualiza o valor de balcões ativos </text:span><text:span text:style-name="T9">no </text:span><text:span text:style-name="T4">reply value</text:span><text:span text:style-name="T9">. </text:span><text:span text:style-name="T10">De seguida, desbloqueia todas as </text:span><text:span text:style-name="T5">threads</text:span><text:span text:style-name="T10"> </text:span><text:span text:style-name="T11">que estão à espera de novos pedidos (com</text:span><text:span text:style-name="T6"> pthread_cond_broadcast</text:span><text:span text:style-name="T11">), atualiza o </text:span><text:span text:style-name="T6">reply type</text:span><text:span text:style-name="T11"> e o </text:span><text:span text:style-name="T6">reply length</text:span><text:span text:style-name="T11"> e envia o </text:span><text:span text:style-name="T6">reply</text:span><text:span text:style-name="T11"> para o utilizador através de um </text:span><text:span text:style-name="T6">fifo</text:span><text:span text:style-name="T11"> criado para isso. </text:span><text:span text:style-name="T12">Finalmente, espera que todas as </text:span><text:span text:style-name="T7">threads</text:span><text:span text:style-name="T12"> terminem o seu trabalho (incluindo todos os pedidos que estavam em fila de espera quando o pedido de encerramento foi feito) e fecha e remove o </text:span><text:span text:style-name="T7">fifo</text:span><text:span text:style-name="T12"> do servidor, terminando o progra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b542" officeooo:paragraph-rsid="001ab5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ésar Nogueira – 201706828 | Gonçalo Monteiro – 201706917 | Simão Santos – 20150469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4:51:14.342407847</meta:creation-date>
    <dc:date>2019-05-18T15:30:44.889360299</dc:date>
    <meta:editing-duration>PT29M1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69" meta:character-count="1072" meta:non-whitespace-character-count="910"/>
  </office:meta>
</office:document-meta>
</file>